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  <style:paragraph-properties style:writing-mode="lr-tb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5cm" svg:height="3.7cm" svg:x="12.55cm" svg:y="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1cm" svg:y1="4.4cm" svg:x2="19.8cm" svg:y2="4.4cm">
          <text:p/>
        </draw:line>
        <draw:line draw:style-name="gr2" draw:text-style-name="P2" draw:layer="layout" svg:x1="7.8cm" svg:y1="2.3cm" svg:x2="12.5cm" svg:y2="3.7cm">
          <text:p/>
        </draw:line>
        <draw:line draw:style-name="gr2" draw:text-style-name="P2" draw:layer="layout" svg:x1="8cm" svg:y1="6.4cm" svg:x2="12.45cm" svg:y2="4.85cm">
          <text:p/>
        </draw:line>
        <draw:line draw:style-name="gr2" draw:text-style-name="P2" draw:layer="layout" svg:x1="7.8cm" svg:y1="4.4cm" svg:x2="12.45cm" svg:y2="4.35cm">
          <text:p/>
        </draw:line>
        <draw:frame draw:style-name="gr3" draw:text-style-name="P3" draw:layer="layout" svg:width="4.9cm" svg:height="1.45cm" svg:x="3.4cm" svg:y="1.8cm">
          <draw:text-box>
            <text:p>入力テンソル 0</text:p>
          </draw:text-box>
        </draw:frame>
        <draw:frame draw:style-name="gr4" draw:text-style-name="P3" draw:layer="layout" svg:width="4.9cm" svg:height="1.521cm" svg:x="3.4cm" svg:y="3.9cm">
          <draw:text-box>
            <text:p>入力テンソル 1</text:p>
          </draw:text-box>
        </draw:frame>
        <draw:frame draw:style-name="gr4" draw:text-style-name="P3" draw:layer="layout" svg:width="5cm" svg:height="2.156cm" svg:x="3.4cm" svg:y="5.9cm">
          <draw:text-box>
            <text:p>入力テンソル 2</text:p>
            <text:p/>
            <text:p text:style-name="P4">︙</text:p>
          </draw:text-box>
        </draw:frame>
        <draw:line draw:style-name="gr2" draw:text-style-name="P2" draw:layer="layout" svg:x1="16cm" svg:y1="3.6cm" svg:x2="19.8cm" svg:y2="2.6cm">
          <text:p/>
        </draw:line>
        <draw:line draw:style-name="gr2" draw:text-style-name="P2" draw:layer="layout" svg:x1="16.1cm" svg:y1="5cm" svg:x2="19.7cm" svg:y2="6.1cm">
          <text:p/>
        </draw:line>
        <draw:frame draw:style-name="gr4" draw:text-style-name="P3" draw:layer="layout" svg:width="5.2cm" svg:height="1.521cm" svg:x="20cm" svg:y="2.15cm">
          <draw:text-box>
            <text:p>出力テンソル 0</text:p>
          </draw:text-box>
        </draw:frame>
        <draw:frame draw:style-name="gr4" draw:text-style-name="P3" draw:layer="layout" svg:width="5cm" svg:height="1.521cm" svg:x="19.9cm" svg:y="3.8cm">
          <draw:text-box>
            <text:p>出力テンソル 1</text:p>
          </draw:text-box>
        </draw:frame>
        <draw:frame draw:style-name="gr4" draw:text-style-name="P3" draw:layer="layout" svg:width="4.9cm" svg:height="2.156cm" svg:x="20cm" svg:y="5.6cm">
          <draw:text-box>
            <text:p>出力テンソル 2</text:p>
            <text:p/>
            <text:p text:style-name="P5">︙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10T13:16:04.291023349</dc:date>
    <meta:editing-duration>PT6M26S</meta:editing-duration>
    <meta:editing-cycles>6</meta:editing-cycles>
    <meta:generator>LibreOffice/6.4.5.2$Linux_X86_64 LibreOffice_project/40$Build-2</meta:generator>
    <meta:document-statistic meta:object-count="13"/>
  </office:meta>
</office:document-meta>
</file>